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30mm"/>
    </style:style>
    <style:style style:name="co3" style:family="table-column">
      <style:table-column-properties fo:break-before="auto" style:column-width="67.2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3.53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number-columns-repeated="4" table:default-cell-style-name="ce1"/>
        <table:table-row table:style-name="ro1">
          <table:table-cell office:value-type="string" calcext:value-type="string">
            <text:p>Train name</text:p>
          </table:table-cell>
          <table:table-cell/>
          <table:table-cell office:value-type="string" calcext:value-type="string">
            <text:p>WHATEVER </text:p>
          </table:table-cell>
          <table:table-cell/>
          <table:table-cell office:value-type="string" calcext:value-type="string">
            <text:p>CT-1</text:p>
          </table:table-cell>
          <table:table-cell office:value-type="string" calcext:value-type="string">
            <text:p>CT-2</text:p>
          </table:table-cell>
          <table:table-cell office:value-type="string" calcext:value-type="string">
            <text:p>BR 470-104</text:p>
          </table:table-cell>
          <table:table-cell office:value-type="string" calcext:value-type="string">
            <text:p>BR 472.2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Price of the train when the user buys it</text:p>
          </table:table-cell>
          <table:table-cell office:value-type="float" office:value="250000" calcext:value-type="float">
            <text:p>250000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170000" calcext:value-type="float">
            <text:p>17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250000" calcext:value-type="float">
            <text:p>250000</text:p>
          </table:table-cell>
        </table:table-row>
        <table:table-row table:style-name="ro1">
          <table:table-cell office:value-type="string" calcext:value-type="string">
            <text:p>Costs</text:p>
          </table:table-cell>
          <table:table-cell office:value-type="string" calcext:value-type="string">
            <text:p>The monthly costs of the train</text:p>
          </table:table-cell>
          <table:table-cell office:value-type="float" office:value="1900" calcext:value-type="float">
            <text:p>19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530" calcext:value-type="float">
            <text:p>53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CostsFactor</text:p>
          </table:table-cell>
          <table:table-cell office:value-type="string" calcext:value-type="string">
            <text:p>The annually increase of the monthly costs</text:p>
          </table:table-cell>
          <table:table-cell office:value-type="float" office:value="1.025" calcext:value-type="float">
            <text:p>1,025</text:p>
          </table:table-cell>
          <table:table-cell/>
          <table:table-cell office:value-type="float" office:value="1.028" calcext:value-type="float">
            <text:p>1,028</text:p>
          </table:table-cell>
          <table:table-cell office:value-type="float" office:value="1.02" calcext:value-type="float">
            <text:p>1,02</text:p>
          </table:table-cell>
          <table:table-cell office:value-type="float" office:value="1.029" calcext:value-type="float">
            <text:p>1,029</text:p>
          </table:table-cell>
          <table:table-cell office:value-type="float" office:value="1.014" calcext:value-type="float">
            <text:p>1,014</text:p>
          </table:table-cell>
        </table:table-row>
        <table:table-row table:style-name="ro1">
          <table:table-cell office:value-type="string" calcext:value-type="string">
            <text:p>MaxPassengers</text:p>
          </table:table-cell>
          <table:table-cell office:value-type="string" calcext:value-type="string">
            <text:p>The maximum amount of passenger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BuyYear:</text:p>
          </table:table-cell>
          <table:table-cell office:value-type="string" calcext:value-type="string">
            <text:p>The year (after publication) the train is bought. After a specific amount of years the train is to old to be profitable.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etCost</text:p>
          </table:table-cell>
          <table:table-cell office:value-type="string" calcext:value-type="string">
            <text:p>The cost of one ticket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sts Table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nuar</text:p>
          </table:table-cell>
          <table:table-cell/>
          <table:table-cell table:formula="of:=[.C4]*[.C5]^([.C7]*12)" office:value-type="float" office:value="1900" calcext:value-type="float">
            <text:p>1900</text:p>
          </table:table-cell>
          <table:table-cell/>
          <table:table-cell table:formula="of:=[.E4]*[.E5]^([.E7]*12)" office:value-type="float" office:value="500" calcext:value-type="float">
            <text:p>500</text:p>
          </table:table-cell>
          <table:table-cell table:formula="of:=[.F4]*[.F5]^([.F7]*12)" office:value-type="float" office:value="1500" calcext:value-type="float">
            <text:p>1500</text:p>
          </table:table-cell>
          <table:table-cell table:formula="of:=[.G4]*[.G5]^([.G7]*12)" office:value-type="float" office:value="530" calcext:value-type="float">
            <text:p>530</text:p>
          </table:table-cell>
          <table:table-cell table:formula="of:=[.H4]*[.H5]^([.H7]*12)"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Februar</text:p>
          </table:table-cell>
          <table:table-cell/>
          <table:table-cell table:formula="of:=[.$C11]*[.$C$5]" office:value-type="float" office:value="1947.5" calcext:value-type="float">
            <text:p>1947,5</text:p>
          </table:table-cell>
          <table:table-cell/>
          <table:table-cell table:formula="of:=[.E11]*[.E$5]" office:value-type="float" office:value="514" calcext:value-type="float">
            <text:p>514</text:p>
          </table:table-cell>
          <table:table-cell table:formula="of:=[.F11]*[.F$5]" office:value-type="float" office:value="1530" calcext:value-type="float">
            <text:p>1530</text:p>
          </table:table-cell>
          <table:table-cell table:formula="of:=[.G11]*[.G$5]" office:value-type="float" office:value="545.37" calcext:value-type="float">
            <text:p>545,37</text:p>
          </table:table-cell>
          <table:table-cell table:formula="of:=[.H11]*[.H$5]" office:value-type="float" office:value="1926.6" calcext:value-type="float">
            <text:p>1926,6</text:p>
          </table:table-cell>
        </table:table-row>
        <table:table-row table:style-name="ro1">
          <table:table-cell office:value-type="string" calcext:value-type="string">
            <text:p>März</text:p>
          </table:table-cell>
          <table:table-cell/>
          <table:table-cell table:formula="of:=[.$C12]*[.$C$5]" office:value-type="float" office:value="1996.1875" calcext:value-type="float">
            <text:p>1996,1875</text:p>
          </table:table-cell>
          <table:table-cell/>
          <table:table-cell table:formula="of:=[.E12]*[.E$5]" office:value-type="float" office:value="528.392" calcext:value-type="float">
            <text:p>528,392</text:p>
          </table:table-cell>
          <table:table-cell table:formula="of:=[.F12]*[.F$5]" office:value-type="float" office:value="1560.6" calcext:value-type="float">
            <text:p>1560,6</text:p>
          </table:table-cell>
          <table:table-cell table:formula="of:=[.G12]*[.G$5]" office:value-type="float" office:value="561.18573" calcext:value-type="float">
            <text:p>561,18573</text:p>
          </table:table-cell>
          <table:table-cell table:formula="of:=[.H12]*[.H$5]" office:value-type="float" office:value="1953.5724" calcext:value-type="float">
            <text:p>1953,5724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/>
          <table:table-cell table:formula="of:=[.$C13]*[.$C$5]" office:value-type="float" office:value="2046.0921875" calcext:value-type="float">
            <text:p>2046,0921875</text:p>
          </table:table-cell>
          <table:table-cell/>
          <table:table-cell table:formula="of:=[.E13]*[.E$5]" office:value-type="float" office:value="543.186976" calcext:value-type="float">
            <text:p>543,186976</text:p>
          </table:table-cell>
          <table:table-cell table:formula="of:=[.F13]*[.F$5]" office:value-type="float" office:value="1591.812" calcext:value-type="float">
            <text:p>1591,812</text:p>
          </table:table-cell>
          <table:table-cell table:formula="of:=[.G13]*[.G$5]" office:value-type="float" office:value="577.46011617" calcext:value-type="float">
            <text:p>577,46011617</text:p>
          </table:table-cell>
          <table:table-cell table:formula="of:=[.H13]*[.H$5]" office:value-type="float" office:value="1980.9224136" calcext:value-type="float">
            <text:p>1980,9224136</text:p>
          </table:table-cell>
        </table:table-row>
        <table:table-row table:style-name="ro1">
          <table:table-cell office:value-type="string" calcext:value-type="string">
            <text:p>Mai</text:p>
          </table:table-cell>
          <table:table-cell/>
          <table:table-cell table:formula="of:=[.$C14]*[.$C$5]" office:value-type="float" office:value="2097.2444921875" calcext:value-type="float">
            <text:p>2097,2444921875</text:p>
          </table:table-cell>
          <table:table-cell/>
          <table:table-cell table:formula="of:=[.E14]*[.E$5]" office:value-type="float" office:value="558.396211328" calcext:value-type="float">
            <text:p>558,396211328</text:p>
          </table:table-cell>
          <table:table-cell table:formula="of:=[.F14]*[.F$5]" office:value-type="float" office:value="1623.64824" calcext:value-type="float">
            <text:p>1623,64824</text:p>
          </table:table-cell>
          <table:table-cell table:formula="of:=[.G14]*[.G$5]" office:value-type="float" office:value="594.20645953893" calcext:value-type="float">
            <text:p>594,2064595389</text:p>
          </table:table-cell>
          <table:table-cell table:formula="of:=[.H14]*[.H$5]" office:value-type="float" office:value="2008.6553273904" calcext:value-type="float">
            <text:p>2008,6553273904</text:p>
          </table:table-cell>
        </table:table-row>
        <table:table-row table:style-name="ro1">
          <table:table-cell office:value-type="string" calcext:value-type="string">
            <text:p>Juni</text:p>
          </table:table-cell>
          <table:table-cell/>
          <table:table-cell table:formula="of:=[.$C15]*[.$C$5]" office:value-type="float" office:value="2149.67560449219" calcext:value-type="float">
            <text:p>2149,6756044922</text:p>
          </table:table-cell>
          <table:table-cell/>
          <table:table-cell table:formula="of:=[.E15]*[.E$5]" office:value-type="float" office:value="574.031305245184" calcext:value-type="float">
            <text:p>574,0313052452</text:p>
          </table:table-cell>
          <table:table-cell table:formula="of:=[.F15]*[.F$5]" office:value-type="float" office:value="1656.1212048" calcext:value-type="float">
            <text:p>1656,1212048</text:p>
          </table:table-cell>
          <table:table-cell table:formula="of:=[.G15]*[.G$5]" office:value-type="float" office:value="611.438446865559" calcext:value-type="float">
            <text:p>611,4384468656</text:p>
          </table:table-cell>
          <table:table-cell table:formula="of:=[.H15]*[.H$5]" office:value-type="float" office:value="2036.77650197387" calcext:value-type="float">
            <text:p>2036,7765019739</text:p>
          </table:table-cell>
        </table:table-row>
        <table:table-row table:style-name="ro1">
          <table:table-cell office:value-type="string" calcext:value-type="string">
            <text:p>Juli</text:p>
          </table:table-cell>
          <table:table-cell/>
          <table:table-cell table:formula="of:=[.$C16]*[.$C$5]" office:value-type="float" office:value="2203.41749460449" calcext:value-type="float">
            <text:p>2203,4174946045</text:p>
          </table:table-cell>
          <table:table-cell/>
          <table:table-cell table:formula="of:=[.E16]*[.E$5]" office:value-type="float" office:value="590.104181792049" calcext:value-type="float">
            <text:p>590,1041817921</text:p>
          </table:table-cell>
          <table:table-cell table:formula="of:=[.F16]*[.F$5]" office:value-type="float" office:value="1689.243628896" calcext:value-type="float">
            <text:p>1689,243628896</text:p>
          </table:table-cell>
          <table:table-cell table:formula="of:=[.G16]*[.G$5]" office:value-type="float" office:value="629.17016182466" calcext:value-type="float">
            <text:p>629,1701618247</text:p>
          </table:table-cell>
          <table:table-cell table:formula="of:=[.H16]*[.H$5]" office:value-type="float" office:value="2065.2913730015" calcext:value-type="float">
            <text:p>2065,2913730015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/>
          <table:table-cell table:formula="of:=[.$C17]*[.$C$5]" office:value-type="float" office:value="2258.5029319696" calcext:value-type="float">
            <text:p>2258,5029319696</text:p>
          </table:table-cell>
          <table:table-cell/>
          <table:table-cell table:formula="of:=[.E17]*[.E$5]" office:value-type="float" office:value="606.627098882227" calcext:value-type="float">
            <text:p>606,6270988822</text:p>
          </table:table-cell>
          <table:table-cell table:formula="of:=[.F17]*[.F$5]" office:value-type="float" office:value="1723.02850147392" calcext:value-type="float">
            <text:p>1723,0285014739</text:p>
          </table:table-cell>
          <table:table-cell table:formula="of:=[.G17]*[.G$5]" office:value-type="float" office:value="647.416096517575" calcext:value-type="float">
            <text:p>647,4160965176</text:p>
          </table:table-cell>
          <table:table-cell table:formula="of:=[.H17]*[.H$5]" office:value-type="float" office:value="2094.20545222352" calcext:value-type="float">
            <text:p>2094,2054522235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/>
          <table:table-cell table:formula="of:=[.$C18]*[.$C$5]" office:value-type="float" office:value="2314.96550526884" calcext:value-type="float">
            <text:p>2314,9655052689</text:p>
          </table:table-cell>
          <table:table-cell/>
          <table:table-cell table:formula="of:=[.E18]*[.E$5]" office:value-type="float" office:value="623.612657650929" calcext:value-type="float">
            <text:p>623,6126576509</text:p>
          </table:table-cell>
          <table:table-cell table:formula="of:=[.F18]*[.F$5]" office:value-type="float" office:value="1757.4890715034" calcext:value-type="float">
            <text:p>1757,4890715034</text:p>
          </table:table-cell>
          <table:table-cell table:formula="of:=[.G18]*[.G$5]" office:value-type="float" office:value="666.191163316585" calcext:value-type="float">
            <text:p>666,1911633166</text:p>
          </table:table-cell>
          <table:table-cell table:formula="of:=[.H18]*[.H$5]" office:value-type="float" office:value="2123.52432855465" calcext:value-type="float">
            <text:p>2123,5243285547</text:p>
          </table:table-cell>
        </table:table-row>
        <table:table-row table:style-name="ro1">
          <table:table-cell office:value-type="string" calcext:value-type="string">
            <text:p>Oktober</text:p>
          </table:table-cell>
          <table:table-cell/>
          <table:table-cell table:formula="of:=[.$C19]*[.$C$5]" office:value-type="float" office:value="2372.83964290056" calcext:value-type="float">
            <text:p>2372,8396429006</text:p>
          </table:table-cell>
          <table:table-cell/>
          <table:table-cell table:formula="of:=[.E19]*[.E$5]" office:value-type="float" office:value="641.073812065155" calcext:value-type="float">
            <text:p>641,0738120652</text:p>
          </table:table-cell>
          <table:table-cell table:formula="of:=[.F19]*[.F$5]" office:value-type="float" office:value="1792.63885293347" calcext:value-type="float">
            <text:p>1792,6388529335</text:p>
          </table:table-cell>
          <table:table-cell table:formula="of:=[.G19]*[.G$5]" office:value-type="float" office:value="685.510707052766" calcext:value-type="float">
            <text:p>685,5107070528</text:p>
          </table:table-cell>
          <table:table-cell table:formula="of:=[.H19]*[.H$5]" office:value-type="float" office:value="2153.25366915442" calcext:value-type="float">
            <text:p>2153,2536691544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/>
          <table:table-cell table:formula="of:=[.$C20]*[.$C$5]" office:value-type="float" office:value="2432.16063397308" calcext:value-type="float">
            <text:p>2432,1606339731</text:p>
          </table:table-cell>
          <table:table-cell/>
          <table:table-cell table:formula="of:=[.E20]*[.E$5]" office:value-type="float" office:value="659.023878802979" calcext:value-type="float">
            <text:p>659,023878803</text:p>
          </table:table-cell>
          <table:table-cell table:formula="of:=[.F20]*[.F$5]" office:value-type="float" office:value="1828.49162999214" calcext:value-type="float">
            <text:p>1828,4916299921</text:p>
          </table:table-cell>
          <table:table-cell table:formula="of:=[.G20]*[.G$5]" office:value-type="float" office:value="705.390517557296" calcext:value-type="float">
            <text:p>705,3905175573</text:p>
          </table:table-cell>
          <table:table-cell table:formula="of:=[.H20]*[.H$5]" office:value-type="float" office:value="2183.39922052258" calcext:value-type="float">
            <text:p>2183,3992205226</text:p>
          </table:table-cell>
        </table:table-row>
        <table:table-row table:style-name="ro1">
          <table:table-cell office:value-type="string" calcext:value-type="string">
            <text:p>Dezember</text:p>
          </table:table-cell>
          <table:table-cell/>
          <table:table-cell table:formula="of:=[.$C21]*[.$C$5]" office:value-type="float" office:value="2492.9646498224" calcext:value-type="float">
            <text:p>2492,9646498224</text:p>
          </table:table-cell>
          <table:table-cell/>
          <table:table-cell table:formula="of:=[.E21]*[.E$5]" office:value-type="float" office:value="677.476547409463" calcext:value-type="float">
            <text:p>677,4765474095</text:p>
          </table:table-cell>
          <table:table-cell table:formula="of:=[.F21]*[.F$5]" office:value-type="float" office:value="1865.06146259198" calcext:value-type="float">
            <text:p>1865,061462592</text:p>
          </table:table-cell>
          <table:table-cell table:formula="of:=[.G21]*[.G$5]" office:value-type="float" office:value="725.846842566457" calcext:value-type="float">
            <text:p>725,8468425665</text:p>
          </table:table-cell>
          <table:table-cell table:formula="of:=[.H21]*[.H$5]" office:value-type="float" office:value="2213.96680960989" calcext:value-type="float">
            <text:p>2213,966809609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sts:</text:p>
          </table:table-cell>
          <table:table-cell office:value-type="string" calcext:value-type="string">
            <text:p>The costs of one year (starting at „BuyYear“)</text:p>
          </table:table-cell>
          <table:table-cell table:formula="of:=[.C3]+SUM([.C11:.C22])" office:value-type="float" office:value="276211.550642719" calcext:value-type="float">
            <text:p>276211,550642719</text:p>
          </table:table-cell>
          <table:table-cell/>
          <table:table-cell table:formula="of:=[.E3]+SUM([.E11:.E22])" office:value-type="float" office:value="97015.924669176" calcext:value-type="float">
            <text:p>97015,924669176</text:p>
          </table:table-cell>
          <table:table-cell table:formula="of:=[.F3]+SUM([.F11:.F22])" office:value-type="float" office:value="190118.134592191" calcext:value-type="float">
            <text:p>190118,134592191</text:p>
          </table:table-cell>
          <table:table-cell table:formula="of:=[.G3]+SUM([.G11:.G22])" office:value-type="float" office:value="97479.1862414098" calcext:value-type="float">
            <text:p>97479,1862414098</text:p>
          </table:table-cell>
          <table:table-cell table:formula="of:=[.H3]+SUM([.H11:.H22])" office:value-type="float" office:value="274640.167496031" calcext:value-type="float">
            <text:p>274640,167496031</text:p>
          </table:table-cell>
        </table:table-row>
        <table:table-row table:style-name="ro1">
          <table:table-cell office:value-type="string" calcext:value-type="string">
            <text:p>Earnings:</text:p>
          </table:table-cell>
          <table:table-cell office:value-type="string" calcext:value-type="string">
            <text:p>The earnings of this year.</text:p>
          </table:table-cell>
          <table:table-cell table:formula="of:=[.C6]*[.C8]*365" office:value-type="float" office:value="912500" calcext:value-type="float">
            <text:p>912500</text:p>
          </table:table-cell>
          <table:table-cell/>
          <table:table-cell table:formula="of:=[.E6]*[.E8]*365" office:value-type="float" office:value="273750" calcext:value-type="float">
            <text:p>273750</text:p>
          </table:table-cell>
          <table:table-cell table:formula="of:=[.F6]*[.F8]*365" office:value-type="float" office:value="730000" calcext:value-type="float">
            <text:p>730000</text:p>
          </table:table-cell>
          <table:table-cell table:formula="of:=[.G6]*[.G8]*365" office:value-type="float" office:value="365000" calcext:value-type="float">
            <text:p>365000</text:p>
          </table:table-cell>
          <table:table-cell table:formula="of:=[.H6]*[.H8]*365" office:value-type="float" office:value="912500" calcext:value-type="float">
            <text:p>912500</text:p>
          </table:table-cell>
        </table:table-row>
        <table:table-row table:style-name="ro1">
          <table:table-cell office:value-type="string" calcext:value-type="string">
            <text:p>Profit:</text:p>
          </table:table-cell>
          <table:table-cell office:value-type="string" calcext:value-type="string">
            <text:p>The profit. A negative amount means a loss.</text:p>
          </table:table-cell>
          <table:table-cell table:formula="of:=[.C25]-[.C24]" office:value-type="float" office:value="636288.449357281" calcext:value-type="float">
            <text:p>636288,449357281</text:p>
          </table:table-cell>
          <table:table-cell/>
          <table:table-cell table:formula="of:=[.E25]-[.E24]" office:value-type="float" office:value="176734.075330824" calcext:value-type="float">
            <text:p>176734,075330824</text:p>
          </table:table-cell>
          <table:table-cell table:formula="of:=[.F25]-[.F24]" office:value-type="float" office:value="539881.865407809" calcext:value-type="float">
            <text:p>539881,865407809</text:p>
          </table:table-cell>
          <table:table-cell table:formula="of:=[.G25]-[.G24]" office:value-type="float" office:value="267520.81375859" calcext:value-type="float">
            <text:p>267520,81375859</text:p>
          </table:table-cell>
          <table:table-cell table:formula="of:=[.H25]-[.H24]" office:value-type="float" office:value="637859.832503969" calcext:value-type="float">
            <text:p>637859,832503969</text:p>
          </table:table-cell>
        </table:table-row>
        <table:table-row table:style-name="ro1">
          <table:table-cell office:value-type="string" calcext:value-type="string">
            <text:p>ProfitPerMonth:</text:p>
          </table:table-cell>
          <table:table-cell office:value-type="string" calcext:value-type="string">
            <text:p>The average monthly profit.</text:p>
          </table:table-cell>
          <table:table-cell table:formula="of:=[.C26]/12" office:value-type="float" office:value="53024.0374464401" calcext:value-type="float">
            <text:p>53024,0374464401</text:p>
          </table:table-cell>
          <table:table-cell/>
          <table:table-cell table:formula="of:=[.E26]/12" office:value-type="float" office:value="14727.839610902" calcext:value-type="float">
            <text:p>14727,839610902</text:p>
          </table:table-cell>
          <table:table-cell table:formula="of:=[.F26]/12" office:value-type="float" office:value="44990.1554506508" calcext:value-type="float">
            <text:p>44990,1554506508</text:p>
          </table:table-cell>
          <table:table-cell table:formula="of:=[.G26]/12" office:value-type="float" office:value="22293.4011465492" calcext:value-type="float">
            <text:p>22293,4011465492</text:p>
          </table:table-cell>
          <table:table-cell table:formula="of:=[.H26]/12" office:value-type="float" office:value="53154.9860419974" calcext:value-type="float">
            <text:p>53154,986041997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atio:</text:p>
          </table:table-cell>
          <table:table-cell office:value-type="string" calcext:value-type="string">
            <text:p>The ratio between costs – earnings. A lower number means profit.</text:p>
          </table:table-cell>
          <table:table-cell table:formula="of:=TEXT([.C24]/[.C25];&quot;###,#####&quot;)&amp;&quot; / &quot;&amp;TEXT([.C25]/[.C24];&quot;###,#####&quot;)" office:value-type="string" office:string-value=",3027 / 3,30363" calcext:value-type="string">
            <text:p>,3027 / 3,30363</text:p>
          </table:table-cell>
          <table:table-cell/>
          <table:table-cell table:formula="of:=TEXT([.E24]/[.E25];&quot;###,#####&quot;)&amp;&quot; / &quot;&amp;TEXT([.E25]/[.E24];&quot;###,#####&quot;)" office:value-type="string" office:string-value=",3544 / 2,8217" calcext:value-type="string">
            <text:p>,3544 / 2,8217</text:p>
          </table:table-cell>
          <table:table-cell table:formula="of:=TEXT([.F24]/[.F25];&quot;###,#####&quot;)&amp;&quot; / &quot;&amp;TEXT([.F25]/[.F24];&quot;###,#####&quot;)" office:value-type="string" office:string-value=",26044 / 3,83972" calcext:value-type="string">
            <text:p>,26044 / 3,83972</text:p>
          </table:table-cell>
          <table:table-cell table:formula="of:=TEXT([.G24]/[.G25];&quot;###,#####&quot;)&amp;&quot; / &quot;&amp;TEXT([.G25]/[.G24];&quot;###,#####&quot;)" office:value-type="string" office:string-value=",26707 / 3,74439" calcext:value-type="string">
            <text:p>,26707 / 3,74439</text:p>
          </table:table-cell>
          <table:table-cell table:formula="of:=TEXT([.H24]/[.H25];&quot;###,#####&quot;)&amp;&quot; / &quot;&amp;TEXT([.H25]/[.H24];&quot;###,#####&quot;)" office:value-type="string" office:string-value=",30098 / 3,32253" calcext:value-type="string">
            <text:p>,30098 / 3,32253</text:p>
          </table:table-cell>
        </table:table-row>
        <table:table-row table:style-name="ro1">
          <table:table-cell office:value-type="string" calcext:value-type="string">
            <text:p>Ratio ~ 1:</text:p>
          </table:table-cell>
          <table:table-cell office:value-type="string" calcext:value-type="string">
            <text:p>How many years can this train run until it's not profitable anymore?</text:p>
          </table:table-cell>
          <table:table-cell office:value-type="string" calcext:value-type="string">
            <text:p><text:s/></text:p>
          </table:table-cell>
          <table:table-cell table:style-name="ce1"/>
          <table:table-cell office:value-type="float" office:value="9.8" calcext:value-type="float">
            <text:p>9,8</text:p>
          </table:table-cell>
          <table:table-cell office:value-type="float" office:value="13.9" calcext:value-type="float">
            <text:p>13,9</text:p>
          </table:table-cell>
          <table:table-cell office:value-type="float" office:value="10.5" calcext:value-type="float">
            <text:p>10,5</text:p>
          </table:table-cell>
          <table:table-cell office:value-type="float" office:value="19.7" calcext:value-type="float">
            <text:p>19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00.00.0000</text:date>, <text:time style:data-style-name="N2" text:time-value="22:58:24.37665823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uke </meta:initial-creator>
    <meta:creation-date>2015-10-15T21:57:06.502194574</meta:creation-date>
    <dc:date>2015-11-02T23:16:42.194296476</dc:date>
    <dc:creator>hauke </dc:creator>
    <meta:editing-duration>PT28M32S</meta:editing-duration>
    <meta:editing-cycles>12</meta:editing-cycles>
    <meta:generator>LibreOffice/5.0.3.2$Linux_X86_64 LibreOffice_project/00m0$Build-2</meta:generator>
    <meta:document-statistic meta:table-count="1" meta:cell-count="163" meta:object-count="0"/>
  </office:meta>
</office:document-meta>
</file>